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4.0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8cm" fo:min-width="2.06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916cm" fo:min-width="5.552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6.338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/>
      <style:paragraph-properties style:writing-mode="lr-tb"/>
    </style:style>
    <style:style style:name="gr10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5.138cm" fo:min-width="14.634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Ultrafine_20_Dashed" svg:stroke-width="0.106cm" draw:marker-start-width="0.359cm" draw:marker-end-width="0.359cm" draw:fill-color="#ffffff" draw:textarea-horizontal-align="justify" draw:textarea-vertical-align="middle" draw:auto-grow-height="false" fo:min-height="2.98cm" fo:min-width="7.718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05cm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-color="#eeeeee" draw:textarea-horizontal-align="justify" draw:textarea-vertical-align="middle" draw:auto-grow-height="false" fo:min-height="4.05cm" fo:min-width="3.292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482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8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026cm" fo:min-width="0cm" fo:padding-top="0.053cm" fo:padding-bottom="0.053cm" fo:padding-left="0.053cm" fo:padding-right="0.0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25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54cm" fo:min-width="0.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05cm" fo:min-width="1.495cm"/>
      <style:paragraph-properties style:writing-mode="lr-tb"/>
    </style:style>
    <style:style style:name="gr34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4.56cm"/>
    </style:style>
    <style:style style:name="gr35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556cm"/>
    </style:style>
    <style:style style:name="gr36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7.366cm"/>
    </style:style>
    <style:style style:name="gr37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196cm"/>
    </style:style>
    <style:style style:name="gr38" style:family="graphic" style:parent-style-name="standard">
      <style:graphic-properties draw:textarea-horizontal-align="justify" draw:textarea-vertical-align="middle" draw:auto-grow-height="false" fo:min-height="0.513cm" fo:min-width="1.36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14cm" fo:min-width="1.36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16cm" fo:min-width="1.3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14cm" fo:min-width="1.37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16cm" fo:min-width="1.37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14cm" fo:min-width="1.37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14cm" fo:min-width="1.37cm"/>
      <style:paragraph-properties style:writing-mode="lr-tb"/>
    </style:style>
    <style:style style:name="gr45" style:family="graphic" style:parent-style-name="standard">
      <style:graphic-properties svg:stroke-width="0.106cm" svg:stroke-color="#009900" draw:marker-start-width="0.359cm" draw:marker-end-width="0.359cm" draw:fill-color="#99ff66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4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18cm" fo:min-width="12.086cm" fo:padding-top="0.053cm" fo:padding-bottom="0.053cm" fo:padding-left="0.053cm" fo:padding-right="0.0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889cm" fo:min-width="0cm" fo:padding-top="0.053cm" fo:padding-bottom="0.053cm" fo:padding-left="0.053cm" fo:padding-right="0.053cm"/>
      <style:paragraph-properties style:writing-mode="lr-tb"/>
    </style:style>
    <style:style style:name="gr50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91cm" fo:min-width="0.91cm" fo:padding-top="0.053cm" fo:padding-bottom="0.053cm" fo:padding-left="0.053cm" fo:padding-right="0.053cm"/>
      <style:paragraph-properties style:writing-mode="lr-tb"/>
    </style:style>
    <style:style style:name="gr51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614cm" fo:min-width="0.614cm" fo:padding-top="0.053cm" fo:padding-bottom="0.053cm" fo:padding-left="0.053cm" fo:padding-right="0.053cm"/>
      <style:paragraph-properties style:writing-mode="lr-tb"/>
    </style:style>
    <style:style style:name="gr52" style:family="graphic" style:parent-style-name="objectwithoutfill">
      <style:graphic-properties svg:stroke-width="0.106cm" draw:marker-start="Arrow" draw:marker-start-width="0.359cm" draw:marker-end-width="0.459cm" draw:fill="none" draw:textarea-vertical-align="middle" fo:padding-top="0.053cm" fo:padding-bottom="0.053cm" fo:padding-left="0.053cm" fo:padding-right="0.053cm"/>
    </style:style>
    <style:style style:name="gr53" style:family="graphic" style:parent-style-name="standard">
      <style:graphic-properties svg:stroke-width="0.106cm" svg:stroke-color="#009999" draw:marker-start-width="0.359cm" draw:marker-end-width="0.359cm" draw:fill-color="#66ffff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4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898cm" fo:min-width="4.67cm" fo:padding-top="0.053cm" fo:padding-bottom="0.053cm" fo:padding-left="0.053cm" fo:padding-right="0.0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62cm"/>
      <style:paragraph-properties style:writing-mode="lr-tb"/>
    </style:style>
    <style:style style:name="gr56" style:family="graphic" style:parent-style-name="standard">
      <style:graphic-properties svg:stroke-width="0.106cm" svg:stroke-color="#009900" draw:marker-start-width="0.359cm" draw:marker-end-width="0.359cm" draw:fill-color="#b2b2b2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57" style:family="graphic" style:parent-style-name="standard">
      <style:graphic-properties svg:stroke-width="0.106cm" svg:stroke-color="#009999" draw:marker-start-width="0.359cm" draw:marker-end-width="0.359cm" draw:fill-color="#b2b2b2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8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792cm" fo:min-width="4.564cm" fo:padding-top="0.053cm" fo:padding-bottom="0.053cm" fo:padding-left="0.053cm" fo:padding-right="0.053cm"/>
    </style:style>
    <style:style style:name="gr59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4.346cm" fo:min-width="4.346cm" fo:padding-top="0.053cm" fo:padding-bottom="0.053cm" fo:padding-left="0.053cm" fo:padding-right="0.053cm"/>
    </style:style>
    <style:style style:name="gr60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2.297cm" fo:min-width="4.346cm" fo:padding-top="0.053cm" fo:padding-bottom="0.053cm" fo:padding-left="0.053cm" fo:padding-right="0.053cm"/>
    </style:style>
    <style:style style:name="gr61" style:family="graphic" style:parent-style-name="standard">
      <style:graphic-properties svg:stroke-width="0.081cm" svg:stroke-color="#cc9900" draw:marker-start-width="0.321cm" draw:marker-end-width="0.321cm" draw:fill-color="#ffff99" draw:textarea-horizontal-align="justify" draw:textarea-vertical-align="middle" draw:auto-grow-height="false" fo:min-height="1.078cm" fo:min-width="1.078cm" fo:padding-top="0.04cm" fo:padding-bottom="0.04cm" fo:padding-left="0.04cm" fo:padding-right="0.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cm"/>
      <style:paragraph-properties style:writing-mode="lr-tb"/>
    </style:style>
    <style:style style:name="gr63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5.022cm" fo:min-width="4.346cm" fo:padding-top="0.053cm" fo:padding-bottom="0.053cm" fo:padding-left="0.053cm" fo:padding-right="0.053cm"/>
    </style:style>
    <style:style style:name="gr64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74cm" fo:min-width="4.346cm" fo:padding-top="0.053cm" fo:padding-bottom="0.053cm" fo:padding-left="0.053cm" fo:padding-right="0.053cm"/>
    </style:style>
    <style:style style:name="gr65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628cm" fo:min-width="4.346cm" fo:padding-top="0.053cm" fo:padding-bottom="0.053cm" fo:padding-left="0.053cm" fo:padding-right="0.053cm"/>
    </style:style>
    <style:style style:name="gr66" style:family="graphic" style:parent-style-name="standard">
      <style:graphic-properties svg:stroke-color="#ff0000" svg:stroke-opacity="50%" draw:fill-color="#ff3333" draw:opacity="50%" draw:textarea-horizontal-align="justify" draw:textarea-vertical-align="middle" draw:auto-grow-height="false" fo:min-height="1.796cm" fo:min-width="1.796cm"/>
    </style:style>
    <style:style style:name="gr67" style:family="graphic" style:parent-style-name="standard">
      <style:graphic-properties draw:stroke="none" svg:stroke-color="#000000" draw:fill-color="#ff3333" draw:textarea-horizontal-align="justify" draw:textarea-vertical-align="middle" draw:auto-grow-height="false" fo:min-height="0.54cm" fo:min-width="0.54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312cm" fo:min-width="4.312cm" fo:padding-top="0.053cm" fo:padding-bottom="0.053cm" fo:padding-left="0.053cm" fo:padding-right="0.053cm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1cm"/>
      <style:paragraph-properties style:writing-mode="lr-tb"/>
    </style:style>
    <style:style style:name="gr78" style:family="graphic" style:parent-style-name="standard">
      <style:graphic-properties svg:stroke-width="0.035cm" svg:stroke-color="#000000" draw:marker-start-width="0.253cm" draw:marker-end-width="0.253cm" draw:fill-color="#dddddd" draw:textarea-horizontal-align="justify" draw:textarea-vertical-align="middle" draw:auto-grow-height="false" fo:min-height="9.108cm" fo:min-width="23.586cm" fo:padding-top="0.018cm" fo:padding-bottom="0.018cm" fo:padding-left="0.018cm" fo:padding-right="0.018cm"/>
    </style:style>
    <style:style style:name="gr79" style:family="graphic" style:parent-style-name="objectwithoutfill">
      <style:graphic-properties svg:stroke-width="0.106cm" draw:marker-start="Dimension_20_Lines" draw:marker-start-width="0.359cm" draw:marker-end="Dimension_20_Lines" draw:marker-end-width="0.359cm" draw:fill="none" draw:textarea-vertical-align="middle" fo:padding-top="0.053cm" fo:padding-bottom="0.053cm" fo:padding-left="0.053cm" fo:padding-right="0.0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8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65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8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5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5cm" fo:min-width="17.2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65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106cm" fo:padding-bottom="0.106cm" fo:padding-left="0.106cm" fo:padding-right="0.1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793cm"/>
      <style:paragraph-properties style:writing-mode="lr-tb"/>
    </style:style>
    <style:style style:name="gr90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334cm" fo:min-width="0.276cm" fo:padding-top="0.106cm" fo:padding-bottom="0.106cm" fo:padding-left="0.106cm" fo:padding-right="0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92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122cm" fo:min-width="0.064cm" fo:padding-top="0.106cm" fo:padding-bottom="0.106cm" fo:padding-left="0.106cm" fo:padding-right="0.10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95" style:family="graphic" style:parent-style-name="standard">
      <style:graphic-properties draw:stroke="none" draw:fill="none" fo:min-height="0.713cm"/>
      <style:paragraph-properties style:writing-mode="lr-tb"/>
    </style:style>
    <style:style style:name="gr96" style:family="graphic" style:parent-style-name="standard">
      <style:graphic-properties draw:fill-color="#dddddd" draw:textarea-horizontal-align="justify" draw:textarea-vertical-align="middle" draw:auto-grow-height="false" fo:min-height="15.494cm" fo:min-width="25.14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04cm" fo:padding-bottom="0.04cm" fo:padding-left="0.04cm" fo:padding-right="0.0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1cm" fo:min-width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4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011cm" style:use-optimal-column-width="false"/>
    </style:style>
    <style:style style:name="co6" style:family="table-column">
      <style:table-column-properties style:column-width="5.01cm" style:use-optimal-column-width="false"/>
    </style:style>
    <style:style style:name="co7" style:family="table-column">
      <style:table-column-properties style:column-width="5.145cm" style:use-optimal-column-width="false"/>
    </style:style>
    <style:style style:name="co8" style:family="table-column">
      <style:table-column-properties style:column-width="1.55cm" style:use-optimal-column-width="false"/>
    </style:style>
    <style:style style:name="co9" style:family="table-column">
      <style:table-column-properties style:column-width="12.284cm" style:use-optimal-column-width="false"/>
    </style:style>
    <style:style style:name="co10" style:family="table-column">
      <style:table-column-properties style:column-width="5.405cm" style:use-optimal-column-width="false"/>
    </style:style>
    <style:style style:name="co11" style:family="table-column">
      <style:table-column-properties style:column-width="2.517cm" style:use-optimal-column-width="false"/>
    </style:style>
    <style:style style:name="co12" style:family="table-column">
      <style:table-column-properties style:column-width="4.422cm" style:use-optimal-column-width="false"/>
    </style:style>
    <style:style style:name="co13" style:family="table-column">
      <style:table-column-properties style:column-width="4.725cm" style:use-optimal-column-width="false"/>
    </style:style>
    <style:style style:name="co14" style:family="table-column">
      <style:table-column-properties style:column-width="1.778cm" style:use-optimal-column-width="false"/>
    </style:style>
    <style:style style:name="co15" style:family="table-column">
      <style:table-column-properties style:column-width="1.47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872cm" style:use-optimal-row-height="false"/>
    </style:style>
    <style:style style:name="ro4" style:family="table-row">
      <style:table-row-properties style:row-height="2.873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1.124cm" style:use-optimal-row-height="false"/>
    </style:style>
    <style:style style:name="ro7" style:family="table-row">
      <style:table-row-properties style:row-height="1.129cm" style:use-optimal-row-height="false"/>
    </style:style>
    <style:style style:name="ce1" style:family="table-cell">
      <style:paragraph-properties fo:text-align="center"/>
      <style:text-properties fo:font-size="44pt" style:font-size-asian="44pt" style:font-size-complex="44pt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4" style:family="table-cell">
      <loext:graphic-properties draw:textarea-vertical-align="middle"/>
      <style:paragraph-properties fo:text-align="center"/>
      <style:text-properties fo:font-size="44pt" style:font-size-asian="44pt" style:font-size-complex="44pt"/>
    </style:style>
    <style:style style:name="ce5" style:family="table-cell"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009900" loext:opacity="100%" fo:font-size="24pt" style:font-size-asian="24pt" style:font-size-complex="24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-color="#eeeee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text-align="start" style:writing-mode="lr-tb" style:font-independent-line-spacing="true"/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P18" style:family="paragraph">
      <style:paragraph-properties fo:text-align="center" style:writing-mode="lr-tb"/>
      <style:text-properties fo:font-size="20pt" style:font-size-asian="20pt" style:font-size-complex="20pt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text-align="center" style:writing-mode="lr-tb"/>
      <style:text-properties fo:font-size="20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99ff66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-color="#ffff99" draw:opacity="70%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-color="#99ff66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loext:graphic-properties draw:fill-color="#ffff99" draw:opacity="70%"/>
      <style:paragraph-properties fo:text-align="center" style:writing-mode="lr-tb"/>
      <style:text-properties fo:font-size="18pt"/>
    </style:style>
    <style:style style:name="P29" style:family="paragraph">
      <loext:graphic-properties draw:fill-color="#66ffff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b2b2b2"/>
      <style:paragraph-properties fo:text-align="center" style:writing-mode="lr-tb"/>
      <style:text-properties fo:font-size="18pt"/>
    </style:style>
    <style:style style:name="P32" style:family="paragraph">
      <loext:graphic-properties draw:fill-color="#ff3333" draw:opacity="50%"/>
      <style:paragraph-properties fo:text-align="center"/>
    </style:style>
    <style:style style:name="P33" style:family="paragraph">
      <loext:graphic-properties draw:fill-color="#ffff99"/>
      <style:paragraph-properties fo:text-align="center"/>
    </style:style>
    <style:style style:name="P34" style:family="paragraph">
      <loext:graphic-properties draw:fill-color="#ff3333"/>
      <style:paragraph-properties fo:text-align="center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38" style:family="paragraph">
      <style:paragraph-properties fo:text-align="center"/>
      <style:text-properties fo:font-size="44pt" style:font-size-asian="44pt" style:font-size-complex="44pt"/>
    </style:style>
    <style:style style:name="P39" style:family="paragraph">
      <style:paragraph-properties fo:text-align="center"/>
      <style:text-properties style:font-size-asian="44pt" style:font-size-complex="44pt"/>
    </style:style>
    <style:style style:name="P40" style:family="paragraph">
      <style:paragraph-properties fo:text-align="center"/>
      <style:text-properties style:font-size-asian="18pt" style:font-size-complex="18pt"/>
    </style:style>
    <style:style style:name="P41" style:family="paragraph">
      <style:paragraph-properties fo:text-align="center"/>
      <style:text-properties fo:font-size="18pt" style:font-size-asian="18pt" style:font-size-complex="18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style:paragraph-properties fo:text-align="center"/>
      <style:text-properties style:font-size-asian="28pt" style:font-size-complex="28pt"/>
    </style:style>
    <style:style style:name="P44" style:family="paragraph">
      <style:paragraph-properties fo:text-align="center"/>
      <style:text-properties fo:font-size="28pt" style:font-size-asian="28pt" style:font-size-complex="28pt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fo:text-align="center"/>
      <style:text-properties fo:font-size="22pt" style:font-size-asian="22pt" style:font-size-complex="22pt"/>
    </style:style>
    <style:style style:name="P47" style:family="paragraph">
      <style:paragraph-properties fo:text-align="center"/>
      <style:text-properties style:font-size-asian="22pt" style:font-size-complex="22pt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solid" draw:fill-color="#b4c7dc"/>
    </style:style>
    <style:style style:name="P5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loext:opacity="100%" fo:font-size="24pt" style:font-size-asian="24pt" style:font-size-complex="24pt"/>
    </style:style>
    <style:style style:name="T3" style:family="text">
      <style:text-properties fo:color="#009900" loext:opacity="100%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10 Pitch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4" fo:font-weight="bold" style:font-name-asian="Liberation Sans4" style:font-weight-asian="bold" style:font-name-complex="Liberation Sans4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674cm" svg:height="1.27cm" svg:x="6.272cm" svg:y="1.686cm">
          <text:p text:style-name="P1"><text:span text:style-name="T1">n =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34cm" svg:height="3.048cm" svg:x="5.956cm" svg:y="4.572cm">
          <text:p text:style-name="P1"><text:span text:style-name="T1">n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6.156cm" svg:height="1.27cm" svg:x="12.416cm" svg:y="7.874cm">
          <text:p text:style-name="P1"><text:span text:style-name="T1">print(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156cm" svg:height="1.27cm" svg:x="12.416cm" svg:y="10.474cm">
          <text:p text:style-name="P1"><text:span text:style-name="T1">n = n –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942cm" svg:height="1.27cm" svg:x="5.234cm" svg:y="12.774cm">
          <text:p text:style-name="P1"><text:span text:style-name="T1">print(‘Blast </text:span><text:span text:style-name="T1">Off!’)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6" draw:id="id6" draw:layer="layout" draw:type="line" svg:x1="8.609cm" svg:y1="2.956cm" svg:x2="8.623cm" svg:y2="4.572cm" draw:start-shape="id1" draw:start-glue-point="2" draw:end-shape="id2" draw:end-glue-point="4" svg:d="M8609 2956l14 1616" svg:viewBox="0 0 15 1617">
          <text:p/>
        </draw:connector>
        <draw:connector draw:style-name="gr6" draw:text-style-name="P3" draw:layer="layout" svg:x1="11.29cm" svg:y1="6.096cm" svg:x2="15.494cm" svg:y2="7.874cm" draw:start-shape="id2" draw:start-glue-point="7" draw:end-shape="id3" draw:end-glue-point="0" svg:d="M11290 6096h4204v1778" svg:viewBox="0 0 4205 1779">
          <text:p/>
        </draw:connector>
        <draw:connector draw:style-name="gr6" draw:text-style-name="P3" draw:layer="layout" draw:type="line" svg:x1="15.494cm" svg:y1="9.144cm" svg:x2="15.494cm" svg:y2="10.474cm" draw:start-shape="id3" draw:start-glue-point="2" draw:end-shape="id4" svg:d="M15494 9144v1330" svg:viewBox="0 0 1 1331">
          <text:p/>
        </draw:connector>
        <draw:connector draw:style-name="gr7" draw:text-style-name="P3" draw:layer="layout" draw:type="line" svg:x1="8.623cm" svg:y1="7.62cm" svg:x2="8.705cm" svg:y2="12.774cm" draw:start-shape="id2" draw:start-glue-point="6" draw:end-shape="id5" svg:d="M8623 7620l82 5154" svg:viewBox="0 0 83 5155">
          <text:p/>
        </draw:connector>
        <draw:frame draw:style-name="gr8" draw:text-style-name="P4" draw:layer="layout" svg:width="1.382cm" svg:height="0.945cm" svg:x="11.684cm" svg:y="4.826cm">
          <draw:text-box>
            <text:p><text:span text:style-name="T2">Yes</text:span></text:p>
          </draw:text-box>
        </draw:frame>
        <draw:frame draw:style-name="gr9" draw:text-style-name="P5" draw:layer="layout" svg:width="1.082cm" svg:height="0.945cm" svg:x="6.5cm" svg:y="7.874cm">
          <draw:text-box>
            <text:p><text:span text:style-name="T3">No</text:span></text:p>
          </draw:text-box>
        </draw:frame>
        <draw:connector draw:style-name="gr5" draw:text-style-name="P3" draw:layer="layout" draw:type="line" svg:x1="8.705cm" svg:y1="14.044cm" svg:x2="8.678cm" svg:y2="15.486cm" draw:start-shape="id5" draw:start-glue-point="2" svg:d="M8705 14044l-27 1442" svg:viewBox="0 0 28 1443">
          <text:p/>
        </draw:connector>
        <draw:connector draw:style-name="gr5" draw:text-style-name="P3" draw:layer="layout" draw:type="line" svg:x1="8.618cm" svg:y1="0.394cm" svg:x2="8.609cm" svg:y2="1.686cm" draw:end-shape="id1" draw:end-glue-point="0" svg:d="M8618 394l-9 1292" svg:viewBox="0 0 10 1293">
          <text:p/>
        </draw:connector>
        <draw:connector draw:style-name="gr6" draw:text-style-name="P3" xml:id="id7" draw:id="id7" draw:layer="layout" draw:line-skew="5.963cm" svg:x1="21.273cm" svg:y1="10.265cm" svg:x2="8.616cm" svg:y2="3.764cm" draw:end-shape="id6" draw:end-glue-point="0" svg:d="M21273 10265v-6501h-12657" svg:viewBox="0 0 12658 6502">
          <text:p/>
        </draw:connector>
        <draw:custom-shape draw:style-name="gr10" draw:text-style-name="P6" xml:id="id8" draw:id="id8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svg:x1="15.494cm" svg:y1="11.744cm" svg:x2="21.273cm" svg:y2="10.265cm" draw:start-shape="id4" draw:start-glue-point="2" draw:end-shape="id7" draw:end-glue-point="2" svg:d="M15494 11744v553h5779v-2032" svg:viewBox="0 0 5780 2033">
          <text:p/>
        </draw:connector>
        <draw:connector draw:style-name="gr12" draw:text-style-name="P3" draw:layer="layout" draw:type="line" svg:x1="20.066cm" svg:y1="10.287cm" svg:x2="20.066cm" svg:y2="10.287cm" draw:start-shape="id8" draw:start-glue-point="3" draw:end-shape="id8" draw:end-glue-point="3" svg:d="M20066 10287z" svg:viewBox="0 0 1 1">
          <text:p/>
        </draw:connector>
        <draw:frame draw:style-name="gr13" draw:text-style-name="P8" draw:layer="layout" svg:width="8.312cm" svg:height="0.712cm" svg:x="6.604cm" svg:y="18.288cm">
          <draw:text-box>
            <text:p>Iteration: While loop depiction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0" draw:layer="layout" svg:width="15.24cm" svg:height="15.494cm" svg:x="9.182cm" svg:y="3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24cm" svg:height="3.336cm" svg:x="9.56cm" svg:y="9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4.417cm" svg:height="0.712cm" svg:x="0.332cm" svg:y="0.508cm">
          <draw:text-box>
            <text:p><text:span text:style-name="T4">Methods: Class, Object, Attribute, Method depiction</text:span></text:p>
          </draw:text-box>
        </draw:frame>
        <draw:frame draw:style-name="gr18" draw:text-style-name="P12" draw:layer="layout" svg:width="10.505cm" svg:height="1.026cm" svg:x="12.101cm" svg:y="2.132cm">
          <draw:text-box>
            <text:p><text:span text:style-name="T5">Computer's Main Memory</text:span></text:p>
          </draw:text-box>
        </draw:frame>
        <draw:custom-shape draw:style-name="gr19" draw:text-style-name="P13" xml:id="id10" draw:id="id10" draw:layer="layout" svg:width="4.318cm" svg:height="4.826cm" svg:x="19.808cm" svg:y="3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3.523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5.574cm" svg:x2="24.126cm" svg:y2="5.574cm">
          <text:p/>
        </draw:line>
        <draw:frame draw:style-name="gr22" draw:text-style-name="P12" draw:layer="layout" svg:width="1.844cm" svg:height="1.026cm" svg:x="20.008cm" svg:y="5.828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7.088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5.818cm">
          <draw:text-box>
            <text:p><text:span text:style-name="T5"><text:s/></text:span><text:span text:style-name="T5">1 </text:span></text:p>
          </draw:text-box>
        </draw:frame>
        <draw:frame draw:style-name="gr24" draw:text-style-name="P12" draw:layer="layout" svg:width="1.022cm" svg:height="1.132cm" svg:x="22.288cm" svg:y="7.118cm">
          <draw:text-box>
            <text:p><text:span text:style-name="T5"><text:s/></text:span><text:span text:style-name="T5">2 </text:span></text:p>
          </draw:text-box>
        </draw:frame>
        <draw:custom-shape draw:style-name="gr19" draw:text-style-name="P13" xml:id="id12" draw:id="id12" draw:layer="layout" svg:width="4.318cm" svg:height="4.826cm" svg:x="19.808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8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0.585cm" svg:x2="24.126cm" svg:y2="10.585cm">
          <text:p/>
        </draw:line>
        <draw:frame draw:style-name="gr22" draw:text-style-name="P12" draw:layer="layout" svg:width="1.844cm" svg:height="1.026cm" svg:x="20.008cm" svg:y="10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2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0.829cm">
          <draw:text-box>
            <text:p><text:span text:style-name="T5"><text:s/></text:span><text:span text:style-name="T5">3 </text:span></text:p>
          </draw:text-box>
        </draw:frame>
        <draw:frame draw:style-name="gr24" draw:text-style-name="P12" draw:layer="layout" svg:width="1.022cm" svg:height="1.132cm" svg:x="22.288cm" svg:y="12.129cm">
          <draw:text-box>
            <text:p><text:span text:style-name="T5"><text:s/></text:span><text:span text:style-name="T5">4 </text:span></text:p>
          </draw:text-box>
        </draw:frame>
        <draw:custom-shape draw:style-name="gr19" draw:text-style-name="P13" xml:id="id14" draw:id="id14" draw:layer="layout" svg:width="4.318cm" svg:height="4.826cm" svg:x="19.808cm" svg:y="13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13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5.585cm" svg:x2="24.126cm" svg:y2="15.585cm">
          <text:p/>
        </draw:line>
        <draw:frame draw:style-name="gr22" draw:text-style-name="P12" draw:layer="layout" svg:width="1.844cm" svg:height="1.026cm" svg:x="20.008cm" svg:y="15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7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5.829cm">
          <draw:text-box>
            <text:p><text:span text:style-name="T5"><text:s/></text:span><text:span text:style-name="T5">5 </text:span></text:p>
          </draw:text-box>
        </draw:frame>
        <draw:frame draw:style-name="gr24" draw:text-style-name="P12" draw:layer="layout" svg:width="1.022cm" svg:height="1.132cm" svg:x="22.288cm" svg:y="17.129cm">
          <draw:text-box>
            <text:p><text:span text:style-name="T5"><text:s/></text:span><text:span text:style-name="T5">6 </text:span></text:p>
          </draw:text-box>
        </draw:frame>
        <draw:frame draw:style-name="gr25" draw:text-style-name="P12" xml:id="id9" draw:id="id9" draw:layer="layout" svg:width="3.829cm" svg:height="1.026cm" svg:x="13.73cm" svg:y="9.446cm">
          <draw:text-box>
            <text:p><text:span text:style-name="T5">firstPoint </text:span></text:p>
          </draw:text-box>
        </draw:frame>
        <draw:frame draw:style-name="gr26" draw:text-style-name="P12" xml:id="id11" draw:id="id11" draw:layer="layout" svg:width="5.323cm" svg:height="1.026cm" svg:x="12.241cm" svg:y="10.426cm">
          <draw:text-box>
            <text:p><text:span text:style-name="T5">secondPoint </text:span></text:p>
          </draw:text-box>
        </draw:frame>
        <draw:frame draw:style-name="gr27" draw:text-style-name="P12" xml:id="id13" draw:id="id13" draw:layer="layout" svg:width="6.598cm" svg:height="1.026cm" svg:x="10.891cm" svg:y="11.44cm">
          <draw:text-box>
            <text:p><text:span text:style-name="T5">whatIsThePoint </text:span></text:p>
          </draw:text-box>
        </draw:frame>
        <draw:frame draw:style-name="gr28" draw:text-style-name="P12" draw:layer="layout" svg:width="6.225cm" svg:height="1.026cm" svg:x="10.797cm" svg:y="8.386cm">
          <draw:text-box>
            <text:p><text:span text:style-name="T5">Local Variables</text:span></text:p>
          </draw:text-box>
        </draw:frame>
        <draw:connector draw:style-name="gr29" draw:text-style-name="P15" draw:layer="layout" draw:type="line" svg:x1="17.559cm" svg:y1="9.959cm" svg:x2="19.808cm" svg:y2="5.955cm" draw:start-shape="id9" draw:start-glue-point="1" draw:end-shape="id10" draw:end-glue-point="3" svg:d="M17559 9959l2249-4004" svg:viewBox="0 0 2250 4005">
          <text:p/>
        </draw:connector>
        <draw:connector draw:style-name="gr29" draw:text-style-name="P15" draw:layer="layout" draw:type="line" svg:x1="17.564cm" svg:y1="10.939cm" svg:x2="19.808cm" svg:y2="10.966cm" draw:start-shape="id11" draw:start-glue-point="1" draw:end-shape="id12" draw:end-glue-point="3" svg:d="M17564 10939l2244 27" svg:viewBox="0 0 2245 28">
          <text:p/>
        </draw:connector>
        <draw:connector draw:style-name="gr29" draw:text-style-name="P15" draw:layer="layout" draw:type="line" svg:x1="17.489cm" svg:y1="11.953cm" svg:x2="19.808cm" svg:y2="15.966cm" draw:start-shape="id13" draw:start-glue-point="1" draw:end-shape="id14" draw:end-glue-point="3" svg:d="M17489 11953l2319 4013" svg:viewBox="0 0 2320 4014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Content Placeholder 2" draw:style-name="gr30" draw:text-style-name="P17" draw:layer="layout" svg:width="20.794cm" svg:height="19.085cm" svg:x="3.082cm" svg:y="1.489cm">
          <draw:text-box>
            <text:p text:style-name="P16"><text:span text:style-name="T6">public class TraceFlow {</text:span></text:p>
            <text:p text:style-name="P16"><text:span text:style-name="T6"><text:s/></text:span><text:span text:style-name="T6">public Integer getNumber() {</text:span></text:p>
            <text:p text:style-name="P16"><text:span text:style-name="T6"><text:s text:c="2"/></text:span><text:span text:style-name="T6">return 6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void doWork() {</text:span></text:p>
            <text:p text:style-name="P16"><text:span text:style-name="T6"><text:s text:c="2"/></text:span><text:span text:style-name="T6">Integer firstNumber;</text:span></text:p>
            <text:p text:style-name="P16"><text:span text:style-name="T6"><text:s text:c="2"/></text:span><text:span text:style-name="T6">Integer secondNumber;</text:span></text:p>
            <text:p text:style-name="P16"><text:span text:style-name="T6"><text:s text:c="2"/></text:span><text:span text:style-name="T6">Integer answer;</text:span></text:p>
            <text:p text:style-name="P16"><text:span text:style-name="T6"><text:s text:c="2"/></text:span><text:span text:style-name="T6">firstNumber = 5;</text:span></text:p>
            <text:p text:style-name="P16"><text:span text:style-name="T6"><text:s text:c="2"/></text:span><text:span text:style-name="T6">SecondNumber = <text:s text:c="4"/>getNumber();</text:span></text:p>
            <text:p text:style-name="P16"><text:span text:style-name="T6"><text:s text:c="2"/></text:span><text:span text:style-name="T6">answer = firstNumber + secondNumber;</text:span></text:p>
            <text:p text:style-name="P16"><text:span text:style-name="T6"><text:s text:c="2"/></text:span><text:span text:style-name="T6">System.out.println(answer)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static void main(String...args) {</text:span></text:p>
            <text:p text:style-name="P16"><text:span text:style-name="T6"><text:s text:c="2"/></text:span><text:span text:style-name="T6">TraceFlow anInstance;</text:span></text:p>
            <text:p text:style-name="P16"><text:span text:style-name="T6"><text:s text:c="2"/></text:span><text:span text:style-name="T6">anInstance = new TraceFlow();</text:span></text:p>
            <text:p text:style-name="P16"><text:span text:style-name="T6"><text:s text:c="2"/></text:span><text:span text:style-name="T6">anInstance.doWork();</text:span></text:p>
            <text:p text:style-name="P16"><text:span text:style-name="T6"><text:s text:c="2"/></text:span><text:span text:style-name="T6">System.out.println(“done”);</text:span></text:p>
            <text:p text:style-name="P16"><text:span text:style-name="T6"><text:s/></text:span><text:span text:style-name="T6">}</text:span></text:p>
            <text:p text:style-name="P16"><text:span text:style-name="T6">}</text:span></text:p>
          </draw:text-box>
        </draw:fram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low of execution</text:span></text:p>
          </draw:text-box>
        </draw:frame>
        <draw:custom-shape draw:style-name="gr33" draw:text-style-name="P18" draw:layer="layout" svg:width="1.549cm" svg:height="0.559cm" svg:x="11.302cm" svg:y="10.27cm">
          <text:p text:style-name="P18"><text:span text:style-name="T7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xml:id="id15" draw:id="id15" draw:layer="layout" svg:width="4.56cm" svg:height="0.462cm" svg:x="14.072cm" svg:y="10.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6" draw:id="id16" draw:layer="layout" svg:width="4.56cm" svg:height="0.462cm" svg:x="12.372cm" svg:y="2.8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8.632cm" svg:y1="10.601cm" svg:x2="16.932cm" svg:y2="3.101cm" draw:start-shape="id15" draw:start-glue-point="1" draw:end-shape="id16" draw:end-glue-point="1" svg:d="M18632 10601h500v-7500h-2200" svg:viewBox="0 0 2201 7501">
          <text:p/>
        </draw:connector>
        <draw:custom-shape draw:style-name="gr35" draw:text-style-name="P19" xml:id="id17" draw:id="id17" draw:layer="layout" svg:width="3.556cm" svg:height="0.462cm" svg:x="4.902cm" svg:y="3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8.458cm" svg:y1="4.001cm" svg:x2="16.352cm" svg:y2="10.37cm" draw:start-shape="id17" draw:start-glue-point="1" draw:end-shape="id15" draw:end-glue-point="0" svg:d="M8458 4001h7894v6369" svg:viewBox="0 0 7895 6370">
          <text:p/>
        </draw:connector>
        <draw:custom-shape draw:style-name="gr36" draw:text-style-name="P19" xml:id="id18" draw:id="id18" draw:layer="layout" svg:width="7.366cm" svg:height="0.462cm" svg:x="4.102cm" svg:y="16.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xml:id="id21" draw:id="id21" draw:layer="layout" svg:width="3.196cm" svg:height="0.462cm" svg:x="4.272cm" svg:y="17.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4.56cm" svg:height="0.462cm" svg:x="3.772cm" svg:y="5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732cm" svg:x1="4.102cm" svg:y1="17.101cm" svg:x2="3.772cm" svg:y2="6.001cm" draw:start-shape="id18" draw:start-glue-point="3" draw:end-shape="id19" draw:end-glue-point="3" svg:d="M4102 17101h-1562v-11100h1232" svg:viewBox="0 0 1563 11101">
          <text:p/>
        </draw:connector>
        <draw:custom-shape draw:style-name="gr36" draw:text-style-name="P19" xml:id="id20" draw:id="id20" draw:layer="layout" svg:width="7.366cm" svg:height="0.462cm" svg:x="3.902cm" svg:y="13.1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52cm" svg:x1="3.902cm" svg:y1="13.401cm" svg:x2="4.272cm" svg:y2="18.001cm" draw:start-shape="id20" draw:start-glue-point="3" draw:end-shape="id21" draw:end-glue-point="3" svg:d="M3902 13401h-1020v4600h1390" svg:viewBox="0 0 1391 4601">
          <text:p/>
        </draw:connector>
        <draw:custom-shape draw:style-name="gr38" draw:text-style-name="P20" draw:layer="layout" svg:width="1.423cm" svg:height="0.567cm" svg:x="0.913cm" svg:y="14.032cm">
          <text:p text:style-name="P20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4cm" svg:y="14.927cm">
          <text:p text:style-name="P20"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5cm" svg:y="15.822cm">
          <text:p text:style-name="P20"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6cm" svg:y="16.707cm">
          <text:p text:style-name="P20"><text:span text:style-name="T8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893cm" svg:y="5.73cm">
          <text:p text:style-name="P20"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1.424cm" svg:height="0.57cm" svg:x="0.894cm" svg:y="6.513cm">
          <text:p text:style-name="P20"><text:span text:style-name="T8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5cm" svg:y="7.41cm">
          <text:p text:style-name="P20"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6cm" svg:y="8.393cm">
          <text:p text:style-name="P20"><text:span text:style-name="T8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7cm" svg:y="9.29cm">
          <text:p text:style-name="P20"><text:span text:style-name="T8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9cm" svg:y="11.18cm">
          <text:p text:style-name="P20"><text:span text:style-name="T8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draw:layer="layout" svg:width="1.426cm" svg:height="0.568cm" svg:x="0.9cm" svg:y="12.165cm">
          <text:p text:style-name="P20"><text:span text:style-name="T8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39cm" svg:y="10.182cm">
          <text:p text:style-name="P20"><text:span text:style-name="T8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05cm" svg:y="2.968cm">
          <text:p text:style-name="P20"><text:span text:style-name="T8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06cm" svg:y="3.953cm">
          <text:p text:style-name="P20"><text:span text:style-name="T8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7cm" svg:y="17.602cm">
          <text:p text:style-name="P20"><text:span text:style-name="T8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1.424cm" svg:height="0.568cm" svg:x="0.918cm" svg:y="18.586cm">
          <text:p text:style-name="P20"><text:span text:style-name="T8">En</text:span><text:span text:style-name="T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2" xml:id="id22" draw:id="id22" draw:layer="layout" svg:width="4.318cm" svg:height="1.016cm" svg:x="10.16cm" svg:y="2.24cm">
          <text:p text:style-name="P21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3" draw:id="id23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2" xml:id="id24" draw:id="id24" draw:layer="layout" svg:width="4.318cm" svg:height="1.016cm" svg:x="8.799cm" svg:y="5.541cm">
          <text:p text:style-name="P21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8" draw:id="id28" draw:layer="layout" svg:width="4.318cm" svg:height="1.016cm" svg:x="13.899cm" svg:y="5.542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5" draw:id="id25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2" xml:id="id37" draw:id="id37" draw:layer="layout" svg:width="4.318cm" svg:height="1.016cm" svg:x="3.661cm" svg:y="9.141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6" draw:id="id26" draw:layer="layout" svg:width="4.318cm" svg:height="1.016cm" svg:x="8.761cm" svg:y="9.142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2" xml:id="id29" draw:id="id29" draw:layer="layout" svg:width="4.318cm" svg:height="1.016cm" svg:x="17.361cm" svg:y="9.1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1" draw:id="id31" draw:layer="layout" svg:width="4.318cm" svg:height="1.016cm" svg:x="22.461cm" svg:y="9.1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38" draw:id="id38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2" xml:id="id35" draw:id="id35" draw:layer="layout" svg:width="4.318cm" svg:height="1.016cm" svg:x="3.661cm" svg:y="15.2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3" draw:id="id33" draw:layer="layout" svg:width="4.318cm" svg:height="1.016cm" svg:x="8.761cm" svg:y="15.2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3" xml:id="id27" draw:id="id27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256cm" svg:x2="12.33cm" svg:y2="5.326cm" draw:start-shape="id22" draw:start-glue-point="2" draw:end-shape="id23" svg:d="M12319 3256l11 2070" svg:viewBox="0 0 12 2071">
          <text:p/>
        </draw:connector>
        <draw:connector draw:style-name="gr29" draw:text-style-name="P15" draw:layer="layout" draw:type="line" svg:x1="10.958cm" svg:y1="6.557cm" svg:x2="7.192cm" svg:y2="8.926cm" draw:start-shape="id24" draw:start-glue-point="2" draw:end-shape="id25" draw:end-glue-point="0" svg:d="M10958 6557l-3766 2369" svg:viewBox="0 0 3767 2370">
          <text:p/>
        </draw:connector>
        <draw:frame draw:style-name="gr49" draw:text-style-name="P23" xml:id="id36" draw:id="id36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4" draw:id="id34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3" xml:id="id30" draw:id="id30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2" draw:id="id32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158cm" svg:x2="10.934cm" svg:y2="12.585cm" draw:start-shape="id26" draw:start-glue-point="2" draw:end-shape="id27" draw:end-glue-point="0" svg:d="M10920 10158l14 2427" svg:viewBox="0 0 15 2428">
          <text:p/>
        </draw:connector>
        <draw:connector draw:style-name="gr29" draw:text-style-name="P15" draw:layer="layout" draw:type="line" svg:x1="16.058cm" svg:y1="6.558cm" svg:x2="19.52cm" svg:y2="9.141cm" draw:start-shape="id28" draw:start-glue-point="2" draw:end-shape="id29" draw:end-glue-point="0" svg:d="M16058 6558l3462 2583" svg:viewBox="0 0 3463 2584">
          <text:p/>
        </draw:connector>
        <draw:connector draw:style-name="gr29" draw:text-style-name="P15" draw:layer="layout" draw:type="line" svg:x1="19.52cm" svg:y1="10.157cm" svg:x2="19.543cm" svg:y2="12.563cm" draw:start-shape="id29" draw:start-glue-point="2" draw:end-shape="id30" draw:end-glue-point="0" svg:d="M19520 10157l23 2406" svg:viewBox="0 0 24 2407">
          <text:p/>
        </draw:connector>
        <draw:connector draw:style-name="gr29" draw:text-style-name="P15" draw:layer="layout" draw:type="line" svg:x1="24.62cm" svg:y1="10.158cm" svg:x2="24.646cm" svg:y2="12.563cm" draw:start-shape="id31" draw:start-glue-point="2" draw:end-shape="id32" draw:end-glue-point="0" svg:d="M24620 10158l26 2405" svg:viewBox="0 0 27 2406">
          <text:p/>
        </draw:connector>
        <draw:connector draw:style-name="gr29" draw:text-style-name="P15" draw:layer="layout" draw:type="line" svg:x1="10.92cm" svg:y1="16.258cm" svg:x2="10.934cm" svg:y2="18.651cm" draw:start-shape="id33" draw:start-glue-point="2" draw:end-shape="id34" draw:end-glue-point="0" svg:d="M10920 16258l14 2393" svg:viewBox="0 0 15 2394">
          <text:p/>
        </draw:connector>
        <draw:connector draw:style-name="gr29" draw:text-style-name="P15" draw:layer="layout" draw:type="line" svg:x1="5.82cm" svg:y1="16.257cm" svg:x2="5.831cm" svg:y2="18.651cm" draw:start-shape="id35" draw:start-glue-point="2" draw:end-shape="id36" draw:end-glue-point="0" svg:d="M5820 16257l11 2394" svg:viewBox="0 0 12 2395">
          <text:p/>
        </draw:connector>
        <draw:connector draw:style-name="gr29" draw:text-style-name="P15" draw:layer="layout" draw:type="line" svg:x1="5.82cm" svg:y1="10.157cm" svg:x2="7.192cm" svg:y2="15.026cm" draw:start-shape="id37" draw:start-glue-point="2" draw:end-shape="id38" draw:end-glue-point="0" svg:d="M5820 10157l1372 4869" svg:viewBox="0 0 1373 4870">
          <text:p/>
        </draw:connector>
        <draw:custom-shape draw:style-name="gr50" draw:text-style-name="P24" draw:layer="layout" svg:width="1.016cm" svg:height="1.016cm" svg:x="11.506cm" svg:y="3.464cm">
          <text:p text:style-name="P2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8.868cm" svg:y="7.464cm">
          <text:p text:style-name="P2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5.606cm" svg:y="11.964cm">
          <text:p text:style-name="P2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4.968cm" svg:y="16.764cm">
          <text:p text:style-name="P2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3cm" svg:y="16.764cm">
          <text:p text:style-name="P2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68cm" svg:y="10.664cm">
          <text:p text:style-name="P2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6.83cm" svg:y="7.464cm">
          <text:p text:style-name="P2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8.706cm" svg:y="10.702cm">
          <text:p text:style-name="P2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24.468cm" svg:y="10.702cm">
          <text:p text:style-name="P2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6" xml:id="id39" draw:id="id39" draw:layer="layout" svg:width="4.318cm" svg:height="1.016cm" svg:x="10.16cm" svg:y="2.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0" draw:id="id40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6" xml:id="id41" draw:id="id41" draw:layer="layout" svg:width="4.318cm" svg:height="1.016cm" svg:x="8.799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5" draw:id="id45" draw:layer="layout" svg:width="4.318cm" svg:height="1.016cm" svg:x="13.899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2" draw:id="id42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6" xml:id="id54" draw:id="id54" draw:layer="layout" svg:width="4.318cm" svg:height="1.016cm" svg:x="3.6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3" draw:id="id43" draw:layer="layout" svg:width="4.318cm" svg:height="1.016cm" svg:x="8.761cm" svg:y="9.1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6" xml:id="id46" draw:id="id46" draw:layer="layout" svg:width="4.318cm" svg:height="1.016cm" svg:x="17.3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8" draw:id="id48" draw:layer="layout" svg:width="4.318cm" svg:height="1.016cm" svg:x="22.461cm" svg:y="9.1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55" draw:id="id55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6" xml:id="id52" draw:id="id52" draw:layer="layout" svg:width="4.318cm" svg:height="1.016cm" svg:x="3.661cm" svg:y="15.2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0" draw:id="id50" draw:layer="layout" svg:width="4.318cm" svg:height="1.016cm" svg:x="8.761cm" svg:y="15.2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44" draw:id="id44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52" draw:text-style-name="P15" draw:layer="layout" draw:type="line" svg:x1="12.319cm" svg:y1="3.256cm" svg:x2="12.33cm" svg:y2="5.326cm" draw:start-shape="id39" draw:start-glue-point="2" draw:end-shape="id40" svg:d="M12319 3256l11 2070" svg:viewBox="0 0 12 2071">
          <text:p/>
        </draw:connector>
        <draw:connector draw:style-name="gr52" draw:text-style-name="P15" draw:layer="layout" draw:type="line" svg:x1="10.958cm" svg:y1="6.557cm" svg:x2="7.192cm" svg:y2="8.926cm" draw:start-shape="id41" draw:start-glue-point="2" draw:end-shape="id42" draw:end-glue-point="0" svg:d="M10958 6557l-3766 2369" svg:viewBox="0 0 3767 2370">
          <text:p/>
        </draw:connector>
        <draw:frame draw:style-name="gr49" draw:text-style-name="P27" xml:id="id53" draw:id="id53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51" draw:id="id51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47" draw:id="id47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49" draw:id="id49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52" draw:text-style-name="P15" draw:layer="layout" draw:type="line" svg:x1="10.92cm" svg:y1="10.158cm" svg:x2="10.934cm" svg:y2="12.585cm" draw:start-shape="id43" draw:start-glue-point="2" draw:end-shape="id44" draw:end-glue-point="0" svg:d="M10920 10158l14 2427" svg:viewBox="0 0 15 2428">
          <text:p/>
        </draw:connector>
        <draw:connector draw:style-name="gr52" draw:text-style-name="P15" draw:layer="layout" draw:type="line" svg:x1="16.058cm" svg:y1="6.558cm" svg:x2="19.52cm" svg:y2="9.141cm" draw:start-shape="id45" draw:start-glue-point="2" draw:end-shape="id46" draw:end-glue-point="0" svg:d="M16058 6558l3462 2583" svg:viewBox="0 0 3463 2584">
          <text:p/>
        </draw:connector>
        <draw:connector draw:style-name="gr52" draw:text-style-name="P15" draw:layer="layout" draw:type="line" svg:x1="19.52cm" svg:y1="10.157cm" svg:x2="19.543cm" svg:y2="12.563cm" draw:start-shape="id46" draw:start-glue-point="2" draw:end-shape="id47" draw:end-glue-point="0" svg:d="M19520 10157l23 2406" svg:viewBox="0 0 24 2407">
          <text:p/>
        </draw:connector>
        <draw:connector draw:style-name="gr52" draw:text-style-name="P15" draw:layer="layout" draw:type="line" svg:x1="24.62cm" svg:y1="10.158cm" svg:x2="24.646cm" svg:y2="12.563cm" draw:start-shape="id48" draw:start-glue-point="2" draw:end-shape="id49" draw:end-glue-point="0" svg:d="M24620 10158l26 2405" svg:viewBox="0 0 27 2406">
          <text:p/>
        </draw:connector>
        <draw:connector draw:style-name="gr52" draw:text-style-name="P15" draw:layer="layout" draw:type="line" svg:x1="10.92cm" svg:y1="16.258cm" svg:x2="10.934cm" svg:y2="18.651cm" draw:start-shape="id50" draw:start-glue-point="2" draw:end-shape="id51" draw:end-glue-point="0" svg:d="M10920 16258l14 2393" svg:viewBox="0 0 15 2394">
          <text:p/>
        </draw:connector>
        <draw:connector draw:style-name="gr52" draw:text-style-name="P15" draw:layer="layout" draw:type="line" svg:x1="5.82cm" svg:y1="16.257cm" svg:x2="5.831cm" svg:y2="18.651cm" draw:start-shape="id52" draw:start-glue-point="2" draw:end-shape="id53" draw:end-glue-point="0" svg:d="M5820 16257l11 2394" svg:viewBox="0 0 12 2395">
          <text:p/>
        </draw:connector>
        <draw:connector draw:style-name="gr52" draw:text-style-name="P15" draw:layer="layout" draw:type="line" svg:x1="5.82cm" svg:y1="10.157cm" svg:x2="7.192cm" svg:y2="15.026cm" draw:start-shape="id54" draw:start-glue-point="2" draw:end-shape="id55" draw:end-glue-point="0" svg:d="M5820 10157l1372 4869" svg:viewBox="0 0 1373 4870">
          <text:p/>
        </draw:connector>
        <draw:custom-shape draw:style-name="gr51" draw:text-style-name="P28" draw:layer="layout" svg:width="1.016cm" svg:height="1.016cm" svg:x="11.468cm" svg:y="3.902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8.868cm" svg:y="7.4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5.606cm" svg:y="11.9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0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3cm" svg:y="17.0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0.9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83cm" svg:y="7.4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706cm" svg:y="11.002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002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4.486cm" svg:y="7.112cm">
          <draw:text-box>
            <text:p><text:span text:style-name="T10">jujube?</text:span></text:p>
          </draw:text-box>
        </draw:frame>
        <draw:custom-shape draw:style-name="gr56" draw:text-style-name="P31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24.66cm" svg:y="7.113cm">
          <draw:text-box>
            <text:p><text:span text:style-name="T10">jujube?</text:span></text:p>
          </draw:text-box>
        </draw:frame>
        <draw:line draw:style-name="gr29" draw:text-style-name="P15" draw:layer="layout" svg:x1="25.708cm" svg:y1="7.982cm" svg:x2="25.708cm" svg:y2="13.716cm">
          <text:p/>
        </draw:line>
        <draw:custom-shape draw:style-name="gr59" draw:text-style-name="P32" draw:layer="layout" svg:width="6.144cm" svg:height="6.144cm" svg:x="17.9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94cm" svg:y="1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6cm" svg:y="10.713cm">
          <draw:text-box>
            <text:p><text:span text:style-name="T10">jujube?</text:span></text:p>
          </draw:text-box>
        </draw:frame>
        <draw:line draw:style-name="gr29" draw:text-style-name="P15" draw:layer="layout" svg:x1="18.85cm" svg:y1="11.609cm" svg:x2="18.85cm" svg:y2="13.716cm">
          <text:p/>
        </draw:line>
        <draw:custom-shape draw:style-name="gr59" draw:text-style-name="P32" draw:layer="layout" svg:width="6.144cm" svg:height="6.144cm" svg:x="0.6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7.734cm" svg:y="10.7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6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34cm" svg:y="11.8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0.6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0.6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3.3cm" svg:y="2.4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3.62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4.79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5.9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7.1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8.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9.47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10.6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1.81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2.98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2.45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3.61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4.81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5.97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7.11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8.28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9.44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10.64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1.78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2.98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1.742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8.608cm" svg:y="11.867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.874cm" svg:y="2.0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.874cm" svg:y="8.40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1" draw:text-style-name="P33" draw:layer="layout" svg:width="1.524cm" svg:height="1.524cm" svg:x="21.59cm" svg:y="11.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4.386cm" svg:y="7.112cm">
          <draw:text-box>
            <text:p><text:span text:style-name="T10">celery?</text:span></text:p>
          </draw:text-box>
        </draw:frame>
        <draw:custom-shape draw:style-name="gr45" draw:text-style-name="P26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24.66cm" svg:y="7.113cm">
          <draw:text-box>
            <text:p><text:span text:style-name="T10">celery?</text:span></text:p>
          </draw:text-box>
        </draw:frame>
        <draw:line draw:style-name="gr29" draw:text-style-name="P15" draw:layer="layout" svg:x1="25.808cm" svg:y1="7.013cm" svg:x2="25.808cm" svg:y2="2.548cm">
          <text:p/>
        </draw:line>
        <draw:custom-shape draw:style-name="gr63" draw:text-style-name="P32" draw:layer="layout" svg:width="6.144cm" svg:height="7.1cm" svg:x="17.9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1.9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94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6cm" svg:y="3.713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734cm" svg:y="3.6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1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902cm" svg:y1="4.762cm" svg:x2="18.902cm" svg:y2="6.54cm">
          <text:p/>
        </draw:line>
        <draw:custom-shape draw:style-name="gr64" draw:text-style-name="P32" draw:layer="layout" svg:width="6.144cm" svg:height="2.46cm" svg:x="11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1.9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68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34cm" svg:y="4.7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696cm" svg:y1="4.826cm" svg:x2="18.696cm" svg:y2="3.81cm">
          <text:p/>
        </draw:line>
        <draw:custom-shape draw:style-name="gr56" draw:text-style-name="P31" draw:layer="layout" svg:width="4.318cm" svg:height="1.016cm" svg:x="12.1cm" svg:y="2.34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3.51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4.68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5.85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7.02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8.19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9.36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0.53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1.70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2.87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2.34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3.50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4.70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5.87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7.01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8.17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9.33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0.53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1.67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2.87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542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408cm" svg:y="4.761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0.674cm" svg:y="7.0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0.5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10.6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5" draw:text-style-name="P32" draw:layer="layout" svg:width="6.144cm" svg:height="2.3cm" svg:x="10.6cm" svg:y="4.7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6" draw:text-style-name="P32" draw:layer="layout" svg:width="2.54cm" svg:height="2.54cm" svg:x="17.472cm" svg:y="3.5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56" draw:id="id56" draw:layer="layout" svg:width="4.318cm" svg:height="1.016cm" svg:x="10.16cm" svg:y="2.54cm">
          <text:p text:style-name="P25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57" draw:id="id57" draw:layer="layout" svg:width="4.318cm" svg:height="1.016cm" svg:x="7.761cm" svg:y="5.541cm">
          <text:p text:style-name="P25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8" draw:id="id58" draw:layer="layout" svg:width="4.318cm" svg:height="1.016cm" svg:x="12.861cm" svg:y="5.542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59" draw:id="id59" draw:layer="layout" svg:width="4.318cm" svg:height="1.016cm" svg:x="3.661cm" svg:y="9.841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0" draw:id="id60" draw:layer="layout" svg:width="4.318cm" svg:height="1.016cm" svg:x="8.761cm" svg:y="9.842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63" draw:id="id63" draw:layer="layout" svg:width="4.318cm" svg:height="1.016cm" svg:x="17.361cm" svg:y="9.8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2" draw:id="id62" draw:layer="layout" svg:width="4.318cm" svg:height="1.016cm" svg:x="22.461cm" svg:y="9.8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68" draw:id="id68" draw:layer="layout" svg:width="4.318cm" svg:height="1.016cm" svg:x="3.661cm" svg:y="15.7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6" draw:id="id66" draw:layer="layout" svg:width="4.318cm" svg:height="1.016cm" svg:x="8.761cm" svg:y="15.7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61" draw:id="id61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56" draw:start-glue-point="2" draw:end-shape="id57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56" draw:start-glue-point="2" draw:end-shape="id58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57" draw:start-glue-point="2" draw:end-shape="id59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57" draw:start-glue-point="2" draw:end-shape="id60" draw:end-glue-point="0" svg:d="M9920 6557l1000 3285" svg:viewBox="0 0 1001 3286">
          <text:p/>
        </draw:connector>
        <draw:frame draw:style-name="gr49" draw:text-style-name="P27" xml:id="id69" draw:id="id69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7" draw:id="id67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64" draw:id="id64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5" draw:id="id65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60" draw:start-glue-point="2" draw:end-shape="id61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58" draw:start-glue-point="2" draw:end-shape="id62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58" draw:start-glue-point="2" draw:end-shape="id63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63" draw:start-glue-point="2" draw:end-shape="id64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62" draw:start-glue-point="2" draw:end-shape="id65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66" draw:start-glue-point="2" draw:end-shape="id67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68" draw:start-glue-point="2" draw:end-shape="id69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59" draw:start-glue-point="2" draw:end-shape="id68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59" draw:start-glue-point="2" draw:end-shape="id66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70" draw:id="id70" draw:layer="layout" svg:width="4.318cm" svg:height="1.016cm" svg:x="10.16cm" svg:y="2.5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71" draw:id="id71" draw:layer="layout" svg:width="4.318cm" svg:height="1.016cm" svg:x="7.761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2" draw:id="id72" draw:layer="layout" svg:width="4.318cm" svg:height="1.016cm" svg:x="12.861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73" draw:id="id73" draw:layer="layout" svg:width="4.318cm" svg:height="1.016cm" svg:x="3.6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4" draw:id="id74" draw:layer="layout" svg:width="4.318cm" svg:height="1.016cm" svg:x="8.761cm" svg:y="9.8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77" draw:id="id77" draw:layer="layout" svg:width="4.318cm" svg:height="1.016cm" svg:x="17.3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6" draw:id="id76" draw:layer="layout" svg:width="4.318cm" svg:height="1.016cm" svg:x="22.461cm" svg:y="9.8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82" draw:id="id82" draw:layer="layout" svg:width="4.318cm" svg:height="1.016cm" svg:x="3.661cm" svg:y="15.7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80" draw:id="id80" draw:layer="layout" svg:width="4.318cm" svg:height="1.016cm" svg:x="8.761cm" svg:y="15.7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75" draw:id="id75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70" draw:start-glue-point="2" draw:end-shape="id71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70" draw:start-glue-point="2" draw:end-shape="id72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71" draw:start-glue-point="2" draw:end-shape="id73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71" draw:start-glue-point="2" draw:end-shape="id74" draw:end-glue-point="0" svg:d="M9920 6557l1000 3285" svg:viewBox="0 0 1001 3286">
          <text:p/>
        </draw:connector>
        <draw:frame draw:style-name="gr49" draw:text-style-name="P27" xml:id="id83" draw:id="id83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81" draw:id="id81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78" draw:id="id78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79" draw:id="id79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74" draw:start-glue-point="2" draw:end-shape="id75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72" draw:start-glue-point="2" draw:end-shape="id76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72" draw:start-glue-point="2" draw:end-shape="id77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77" draw:start-glue-point="2" draw:end-shape="id78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76" draw:start-glue-point="2" draw:end-shape="id79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80" draw:start-glue-point="2" draw:end-shape="id81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82" draw:start-glue-point="2" draw:end-shape="id83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73" draw:start-glue-point="2" draw:end-shape="id82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73" draw:start-glue-point="2" draw:end-shape="id80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7" draw:text-style-name="P34" draw:layer="layout" svg:width="0.762cm" svg:height="0.762cm" svg:x="13.21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Compass rose</text:span></text:p>
          </draw:text-box>
        </draw:frame>
        <draw:custom-shape draw:style-name="gr68" draw:text-style-name="P3" xml:id="id84" draw:id="id84" draw:layer="layout" svg:width="6.096cm" svg:height="6.096cm" svg:x="10.5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line" svg:x1="10.554cm" svg:y1="8.382cm" svg:x2="16.65cm" svg:y2="8.382cm" draw:start-shape="id84" draw:start-glue-point="6" draw:end-shape="id84" draw:end-glue-point="10" svg:d="M10554 8382h6096" svg:viewBox="0 0 6097 1">
          <text:p/>
        </draw:connector>
        <draw:connector draw:style-name="gr69" draw:text-style-name="P15" draw:layer="layout" draw:type="line" svg:x1="13.602cm" svg:y1="5.334cm" svg:x2="13.602cm" svg:y2="11.43cm" draw:start-shape="id84" draw:start-glue-point="4" draw:end-shape="id84" draw:end-glue-point="8" svg:d="M13602 5334v6096" svg:viewBox="0 0 1 6097">
          <text:p/>
        </draw:connector>
        <draw:connector draw:style-name="gr69" draw:text-style-name="P15" draw:layer="layout" draw:type="line" svg:x1="11.446cm" svg:y1="6.226cm" svg:x2="15.758cm" svg:y2="10.538cm" draw:start-shape="id84" draw:start-glue-point="5" draw:end-shape="id84" draw:end-glue-point="9" svg:d="M11446 6226l4312 4312" svg:viewBox="0 0 4313 4313">
          <text:p/>
        </draw:connector>
        <draw:connector draw:style-name="gr69" draw:text-style-name="P15" draw:layer="layout" draw:type="line" svg:x1="11.446cm" svg:y1="10.538cm" svg:x2="15.758cm" svg:y2="6.226cm" draw:start-shape="id84" draw:start-glue-point="7" draw:end-shape="id84" draw:end-glue-point="11" svg:d="M11446 10538l4312-4312" svg:viewBox="0 0 4313 4313">
          <text:p/>
        </draw:connector>
        <draw:frame draw:style-name="gr70" draw:text-style-name="P8" draw:layer="layout" svg:width="1.551cm" svg:height="1.423cm" svg:x="12.827cm" svg:y="3.818cm">
          <draw:text-box>
            <text:p><text:span text:style-name="T11">N</text:span>orth</text:p>
            <text:p><text:span text:style-name="T11">0</text:span><text:span text:style-name="T12">°</text:span></text:p>
          </draw:text-box>
        </draw:frame>
        <draw:frame draw:style-name="gr71" draw:text-style-name="P8" draw:layer="layout" svg:width="1.657cm" svg:height="1.423cm" svg:x="12.827cm" svg:y="11.684cm">
          <draw:text-box>
            <text:p><text:span text:style-name="T11">180</text:span><text:span text:style-name="T12">°</text:span></text:p>
            <text:p><text:span text:style-name="T11">S</text:span>outh</text:p>
          </draw:text-box>
        </draw:frame>
        <draw:frame draw:style-name="gr72" draw:text-style-name="P8" draw:layer="layout" svg:width="2.407cm" svg:height="0.712cm" svg:x="17.026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3" draw:text-style-name="P8" draw:layer="layout" svg:width="2.944cm" svg:height="0.712cm" svg:x="7.427cm" svg:y="8.024cm">
          <draw:text-box>
            <text:p><text:span text:style-name="T11">270</text:span><text:span text:style-name="T12">°</text:span><text:span text:style-name="T11"> W</text:span>est</text:p>
          </draw:text-box>
        </draw:frame>
        <draw:frame draw:style-name="gr72" draw:text-style-name="P8" draw:layer="layout" svg:width="2.407cm" svg:height="0.712cm" svg:x="17.027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4" draw:text-style-name="P8" draw:layer="layout" svg:width="2.555cm" svg:height="0.712cm" svg:x="8.682cm" svg:y="5.734cm">
          <draw:text-box>
            <text:p><text:span text:style-name="T12">315°</text:span><text:span text:style-name="T11"> NW</text:span></text:p>
          </draw:text-box>
        </draw:frame>
        <draw:frame draw:style-name="gr75" draw:text-style-name="P8" draw:layer="layout" svg:width="2.017cm" svg:height="0.712cm" svg:x="16.021cm" svg:y="5.734cm">
          <draw:text-box>
            <text:p><text:span text:style-name="T12">45°</text:span><text:span text:style-name="T11"> NE</text:span></text:p>
          </draw:text-box>
        </draw:frame>
        <draw:frame draw:style-name="gr76" draw:text-style-name="P8" draw:layer="layout" svg:width="2.334cm" svg:height="0.712cm" svg:x="16.022cm" svg:y="10.334cm">
          <draw:text-box>
            <text:p><text:span text:style-name="T12">135°</text:span><text:span text:style-name="T11"> SE</text:span></text:p>
          </draw:text-box>
        </draw:frame>
        <draw:frame draw:style-name="gr77" draw:text-style-name="P8" draw:layer="layout" svg:width="2.521cm" svg:height="0.712cm" svg:x="8.722cm" svg:y="10.334cm">
          <draw:text-box>
            <text:p><text:span text:style-name="T12">225°</text:span><text:span text:style-name="T11"> SW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78" draw:text-style-name="P35" draw:layer="layout" svg:width="23.622cm" svg:height="9.144cm" svg:x="1.016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Data type “width” depiction</text:span></text:p>
          </draw:text-box>
        </draw:frame>
        <draw:line draw:style-name="gr79" draw:text-style-name="P15" draw:layer="layout" svg:x1="11.176cm" svg:y1="7.728cm" svg:x2="14.986cm" svg:y2="7.728cm">
          <text:p/>
        </draw:line>
        <draw:line draw:style-name="gr79" draw:text-style-name="P15" draw:layer="layout" svg:x1="2.794cm" svg:y1="10.922cm" svg:x2="23.114cm" svg:y2="10.922cm">
          <text:p/>
        </draw:line>
        <draw:frame draw:style-name="gr80" draw:text-style-name="P36" draw:layer="layout" svg:width="1.983cm" svg:height="1.102cm" svg:x="10.17cm" svg:y="8.074cm">
          <draw:text-box>
            <text:p><text:span text:style-name="T13">-128</text:span></text:p>
          </draw:text-box>
        </draw:frame>
        <draw:frame draw:style-name="gr81" draw:text-style-name="P36" draw:layer="layout" svg:width="1.653cm" svg:height="1.102cm" svg:x="14.124cm" svg:y="8.074cm">
          <draw:text-box>
            <text:p><text:span text:style-name="T13">127</text:span></text:p>
          </draw:text-box>
        </draw:frame>
        <draw:frame draw:style-name="gr82" draw:text-style-name="P36" draw:layer="layout" svg:width="3.084cm" svg:height="1.102cm" svg:x="1.289cm" svg:y="11.222cm">
          <draw:text-box>
            <text:p><text:span text:style-name="T13">-32768</text:span></text:p>
          </draw:text-box>
        </draw:frame>
        <draw:frame draw:style-name="gr83" draw:text-style-name="P36" draw:layer="layout" svg:width="2.754cm" svg:height="1.102cm" svg:x="21.524cm" svg:y="11.222cm">
          <draw:text-box>
            <text:p><text:span text:style-name="T13">32767</text:span></text:p>
          </draw:text-box>
        </draw:frame>
        <draw:frame draw:style-name="gr84" draw:text-style-name="P12" draw:layer="layout" svg:width="17.211cm" svg:height="2.445cm" svg:x="4.252cm" svg:y="13.146cm">
          <draw:text-box>
            <text:p><text:span text:style-name="T5">Width of a </text:span><text:span text:style-name="T14">byte</text:span><text:span text:style-name="T5"> (top) and a </text:span><text:span text:style-name="T14">short</text:span><text:span text:style-name="T5"> (bottom)</text:span></text:p>
            <text:p><text:span text:style-name="T15"/></text:p>
            <text:p><text:span text:style-name="T16">Note that this diagram is not to scale</text:span></text:p>
          </draw:text-box>
        </draw:frame>
        <draw:frame draw:style-name="gr85" draw:text-style-name="P37" draw:layer="layout" svg:width="4.35cm" svg:height="1.026cm" svg:x="10.922cm" svg:y="6.68cm">
          <draw:text-box>
            <text:p><text:span text:style-name="T16">byte range</text:span></text:p>
          </draw:text-box>
        </draw:frame>
        <draw:frame draw:style-name="gr86" draw:text-style-name="P37" draw:layer="layout" svg:width="4.654cm" svg:height="1.026cm" svg:x="10.723cm" svg:y="9.981cm">
          <draw:text-box>
            <text:p><text:span text:style-name="T16">short rang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standard" draw:layer="layout" svg:width="14.098cm" svg:height="3.998cm" svg:x="12.336cm" svg:y="2.1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  <table:table-cell>
                <text:p text:style-name="P38"><text:span text:style-name="T17">3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0</text:span></text:p>
              </table:table-cell>
              <table:table-cell>
                <text:p text:style-name="P38"><text:span text:style-name="T17">20</text:span></text:p>
              </table:table-cell>
              <table:table-cell>
                <text:p text:style-name="P38"><text:span text:style-name="T17">30</text:span></text:p>
              </table:table-cell>
              <table:table-cell>
                <text:p text:style-name="P38"><text:span text:style-name="T17">4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7" draw:text-style-name="P8" draw:layer="layout" svg:width="5.334cm" svg:height="1.737cm" svg:x="5.026cm" svg:y="2.162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4.172cm">
          <draw:text-box>
            <text:p><text:span text:style-name="T17">Elements</text:span></text:p>
          </draw:text-box>
        </draw:frame>
        <draw:line draw:style-name="gr88" draw:text-style-name="P15" draw:layer="layout" svg:x1="10.414cm" svg:y1="3.057cm" svg:x2="12.336cm" svg:y2="3.057cm">
          <text:p/>
        </draw:line>
        <draw:line draw:style-name="gr88" draw:text-style-name="P15" draw:layer="layout" svg:x1="10.361cm" svg:y1="5.057cm" svg:x2="12.283cm" svg:y2="5.057cm">
          <text:p/>
        </draw:line>
        <draw:frame draw:style-name="standard" draw:layer="layout" svg:width="14.098cm" svg:height="3.998cm" svg:x="12.316cm" svg:y="9.5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</table:table-row>
            <table:table-row table:style-name="ro2" table:default-cell-style-name="ce2">
              <table:table-cell>
                <text:p text:style-name="P40"><text:span text:style-name="T18">‘</text:span><text:span text:style-name="T18">crunchy frog’</text:span></text:p>
              </table:table-cell>
              <table:table-cell>
                <text:p text:style-name="P41"><text:span text:style-name="T18">‘</text:span><text:span text:style-name="T18">ram bladder’</text:span></text:p>
              </table:table-cell>
              <table:table-cell>
                <text:p text:style-name="P41"><text:span text:style-name="T18">‘</text:span><text:span text:style-name="T18">lark vomit’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7" draw:text-style-name="P8" draw:layer="layout" svg:width="5.334cm" svg:height="1.737cm" svg:x="5.026cm" svg:y="9.663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11.673cm">
          <draw:text-box>
            <text:p><text:span text:style-name="T17">Elements</text:span></text:p>
          </draw:text-box>
        </draw:frame>
        <draw:line draw:style-name="gr88" draw:text-style-name="P15" draw:layer="layout" svg:x1="10.414cm" svg:y1="10.558cm" svg:x2="12.336cm" svg:y2="10.558cm">
          <text:p/>
        </draw:line>
        <draw:line draw:style-name="gr88" draw:text-style-name="P15" draw:layer="layout" svg:x1="10.361cm" svg:y1="12.558cm" svg:x2="12.283cm" svg:y2="12.558cm">
          <text:p/>
        </draw:line>
        <draw:frame draw:style-name="gr87" draw:text-style-name="P8" draw:layer="layout" svg:width="5.334cm" svg:height="1.737cm" svg:x="5.026cm" svg:y="2.163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4.173cm">
          <draw:text-box>
            <text:p><text:span text:style-name="T17">Elements</text:span></text:p>
          </draw:text-box>
        </draw:frame>
        <draw:line draw:style-name="gr88" draw:text-style-name="P15" draw:layer="layout" svg:x1="10.414cm" svg:y1="3.058cm" svg:x2="12.336cm" svg:y2="3.058cm">
          <text:p/>
        </draw:line>
        <draw:line draw:style-name="gr88" draw:text-style-name="P15" draw:layer="layout" svg:x1="10.361cm" svg:y1="5.058cm" svg:x2="12.283cm" svg:y2="5.058cm">
          <text:p/>
        </draw:lin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standard" draw:layer="layout" svg:width="14.098cm" svg:height="3.996cm" svg:x="7.5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3">Cheddar</text:span></text:p>
              </table:table-cell>
              <table:table-cell>
                <text:p text:style-name="P44"><text:span text:style-name="T13">Edam</text:span></text:p>
              </table:table-cell>
              <table:table-cell>
                <text:p text:style-name="P44"><text:span text:style-name="T13">Goud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9" draw:text-style-name="P8" draw:layer="layout" svg:width="5.793cm" svg:height="1.737cm" svg:x="0.788cm" svg:y="4.672cm">
          <draw:text-box>
            <text:p><text:span text:style-name="T17">cheeses</text:span></text:p>
          </draw:text-box>
        </draw:frame>
        <draw:custom-shape draw:style-name="gr90" draw:text-style-name="P3" draw:layer="layout" svg:width="0.762cm" svg:height="4.572cm" svg:x="6.7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7.6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7</text:span></text:p>
              </table:table-cell>
              <table:table-cell>
                <text:p text:style-name="P38"><text:span text:style-name="T17">12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1" draw:text-style-name="P8" draw:layer="layout" svg:width="6.096cm" svg:height="1.737cm" svg:x="0.534cm" svg:y="10.93cm">
          <draw:text-box>
            <text:p><text:span text:style-name="T17">numbers</text:span></text:p>
          </draw:text-box>
        </draw:frame>
        <draw:custom-shape draw:style-name="gr92" draw:text-style-name="P3" draw:layer="layout" svg:width="0.762cm" svg:height="4.572cm" svg:x="6.8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8" draw:layer="layout" svg:width="4.472cm" svg:height="1.737cm" svg:x="2.288cm" svg:y="17.031cm">
          <draw:text-box>
            <text:p><text:span text:style-name="T17">empty</text:span></text:p>
          </draw:text-box>
        </draw:frame>
        <draw:custom-shape draw:style-name="gr92" draw:text-style-name="P3" draw:layer="layout" svg:width="0.762cm" svg:height="4.572cm" svg:x="6.9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3" draw:text-style-name="P8" draw:layer="layout" svg:width="2.929cm" svg:height="0.945cm" svg:x="23.741cm" svg:y="3.967cm">
          <draw:text-box>
            <text:p><text:span text:style-name="T1">Indices</text:span></text:p>
          </draw:text-box>
        </draw:frame>
        <draw:line draw:style-name="gr88" draw:text-style-name="P15" draw:layer="layout" svg:x1="23.692cm" svg:y1="4.418cm" svg:x2="21.77cm" svg:y2="4.418cm">
          <text:p/>
        </draw:line>
        <draw:frame draw:style-name="gr94" draw:text-style-name="P8" draw:layer="layout" svg:width="3.81cm" svg:height="0.966cm" svg:x="23.742cm" svg:y="5.992cm">
          <draw:text-box>
            <text:p><text:span text:style-name="T1">Elements</text:span></text:p>
          </draw:text-box>
        </draw:frame>
        <draw:line draw:style-name="gr88" draw:text-style-name="P15" draw:layer="layout" svg:x1="23.693cm" svg:y1="6.518cm" svg:x2="21.771cm" svg:y2="6.518cm">
          <text:p/>
        </draw:line>
        <draw:frame draw:style-name="gr93" draw:text-style-name="P8" draw:layer="layout" svg:width="2.929cm" svg:height="0.945cm" svg:x="19.741cm" svg:y="10.414cm">
          <draw:text-box>
            <text:p><text:span text:style-name="T1">Indices</text:span></text:p>
          </draw:text-box>
        </draw:frame>
        <draw:line draw:style-name="gr88" draw:text-style-name="P15" draw:layer="layout" svg:x1="19.692cm" svg:y1="10.865cm" svg:x2="17.77cm" svg:y2="10.865cm">
          <text:p/>
        </draw:line>
        <draw:frame draw:style-name="gr94" draw:text-style-name="P8" draw:layer="layout" svg:width="3.81cm" svg:height="0.966cm" svg:x="19.742cm" svg:y="12.439cm">
          <draw:text-box>
            <text:p><text:span text:style-name="T1">Elements</text:span></text:p>
          </draw:text-box>
        </draw:frame>
        <draw:line draw:style-name="gr88" draw:text-style-name="P15" draw:layer="layout" svg:x1="19.693cm" svg:y1="12.965cm" svg:x2="17.771cm" svg:y2="12.965cm">
          <text:p/>
        </draw:lin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standard" draw:layer="layout" svg:width="14.098cm" svg:height="3.996cm" svg:x="12.6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<text:span text:style-name="T17">0 (-3)</text:span></text:p>
              </table:table-cell>
              <table:table-cell>
                <text:p text:style-name="P38"><text:span text:style-name="T17">1 (-2)</text:span></text:p>
              </table:table-cell>
              <table:table-cell>
                <text:p text:style-name="P38"><text:span text:style-name="T17">2 (-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3">Cheddar</text:span></text:p>
              </table:table-cell>
              <table:table-cell>
                <text:p text:style-name="P44"><text:span text:style-name="T13">Edam</text:span></text:p>
              </table:table-cell>
              <table:table-cell>
                <text:p text:style-name="P44"><text:span text:style-name="T13">Goud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9" draw:text-style-name="P8" draw:layer="layout" svg:width="5.793cm" svg:height="1.737cm" svg:x="5.888cm" svg:y="4.672cm">
          <draw:text-box>
            <text:p><text:span text:style-name="T17">cheeses</text:span></text:p>
          </draw:text-box>
        </draw:frame>
        <draw:custom-shape draw:style-name="gr92" draw:text-style-name="P3" draw:layer="layout" svg:width="0.762cm" svg:height="4.572cm" svg:x="11.8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12.7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7">0 (-2)</text:span></text:p>
              </table:table-cell>
              <table:table-cell>
                <text:p text:style-name="P38"><text:span text:style-name="T17">1 (-1)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7</text:span></text:p>
              </table:table-cell>
              <table:table-cell>
                <text:p text:style-name="P38"><text:span text:style-name="T17">12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1" draw:text-style-name="P8" draw:layer="layout" svg:width="6.096cm" svg:height="1.737cm" svg:x="5.634cm" svg:y="10.93cm">
          <draw:text-box>
            <text:p><text:span text:style-name="T17">numbers</text:span></text:p>
          </draw:text-box>
        </draw:frame>
        <draw:custom-shape draw:style-name="gr92" draw:text-style-name="P3" draw:layer="layout" svg:width="0.762cm" svg:height="4.572cm" svg:x="11.9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8" draw:layer="layout" svg:width="4.472cm" svg:height="1.737cm" svg:x="7.388cm" svg:y="17.031cm">
          <draw:text-box>
            <text:p><text:span text:style-name="T17">empty</text:span></text:p>
          </draw:text-box>
        </draw:frame>
        <draw:custom-shape draw:style-name="gr92" draw:text-style-name="P3" draw:layer="layout" svg:width="0.762cm" svg:height="4.572cm" svg:x="12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standard" draw:layer="layout" svg:width="24.383cm" svg:height="4.871cm" svg:x="1.27cm" svg:y="7.1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  <table:table-cell>
                <text:p text:style-name="P38"><text:span text:style-name="T17">3</text:span></text:p>
              </table:table-cell>
            </table:table-row>
            <table:table-row table:style-name="ro4" table:default-cell-style-name="ce4">
              <table:table-cell>
                <text:p text:style-name="P39"><text:span text:style-name="T17">‘</text:span><text:span text:style-name="T17">spam’</text:span></text:p>
              </table:table-cell>
              <table:table-cell>
                <text:p text:style-name="P38"><text:span text:style-name="T17">1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5" draw:text-style-name="P45" draw:layer="layout" svg:width="14.256cm" svg:height="0.713cm" svg:x="5.08cm" svg:y="1.573cm">
          <draw:text-box>
            <text:p>['spam', 1, ['Brie', 'Roquefort', 'Pol le Veq'], [1, 2, 3]]</text:p>
          </draw:text-box>
        </draw:frame>
        <draw:frame draw:style-name="standard" draw:layer="layout" svg:width="11.663cm" svg:height="2.257cm" svg:x="8.26cm" svg:y="9.36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5" table:default-cell-style-name="ce5">
              <table:table-cell>
                <text:p text:style-name="P7"><text:span text:style-name="T9">0</text:span></text:p>
              </table:table-cell>
              <table:table-cell>
                <text:p text:style-name="P46"><text:span text:style-name="T9">1</text:span></text:p>
              </table:table-cell>
              <table:table-cell>
                <text:p text:style-name="P46"><text:span text:style-name="T9">2</text:span></text:p>
              </table:table-cell>
            </table:table-row>
            <table:table-row table:style-name="ro5" table:default-cell-style-name="ce5">
              <table:table-cell>
                <text:p text:style-name="P47"><text:span text:style-name="T9">‘</text:span><text:span text:style-name="T9">Brie’</text:span></text:p>
              </table:table-cell>
              <table:table-cell>
                <text:p text:style-name="P46"><text:span text:style-name="T9">‘</text:span><text:span text:style-name="T9">Roquefort’</text:span></text:p>
              </table:table-cell>
              <table:table-cell>
                <text:p text:style-name="P46"><text:span text:style-name="T9">‘</text:span><text:span text:style-name="T9">Pol le Veq’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801cm" svg:height="2.257cm" svg:x="20.476cm" svg:y="9.324cm">
          <table:table table:template-name="default" table:use-first-row-styles="true" table:use-banding-rows-styles="true">
            <table:table-column table:style-name="co14"/>
            <table:table-column table:style-name="co8"/>
            <table:table-column table:style-name="co15"/>
            <table:table-row table:style-name="ro6" table:default-cell-style-name="ce5">
              <table:table-cell>
                <text:p text:style-name="P7"><text:span text:style-name="T9">0</text:span></text:p>
              </table:table-cell>
              <table:table-cell>
                <text:p text:style-name="P46"><text:span text:style-name="T9">1</text:span></text:p>
              </table:table-cell>
              <table:table-cell>
                <text:p text:style-name="P46"><text:span text:style-name="T9">2</text:span></text:p>
              </table:table-cell>
            </table:table-row>
            <table:table-row table:style-name="ro7" table:default-cell-style-name="ce5">
              <table:table-cell>
                <text:p text:style-name="P47"><text:span text:style-name="T9">1</text:span></text:p>
              </table:table-cell>
              <table:table-cell>
                <text:p text:style-name="P46"><text:span text:style-name="T9">2</text:span></text:p>
              </table:table-cell>
              <table:table-cell>
                <text:p text:style-name="P46"><text:span text:style-name="T9">3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96" draw:text-style-name="P35" draw:layer="layout" svg:width="25.146cm" svg:height="15.494cm" svg:x="0.508cm" svg:y="2.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7" draw:text-style-name="P48" draw:layer="layout" svg:width="14.459cm" svg:height="0.712cm" svg:x="1.268cm" svg:y="19.304cm">
          <draw:text-box>
            <text:p>CS Team Roles: CS knowledge, domain knowledge</text:p>
          </draw:text-box>
        </draw:frame>
        <draw:line draw:style-name="gr98" draw:text-style-name="P15" draw:layer="layout" svg:x1="5.556cm" svg:y1="15.578cm" svg:x2="25.368cm" svg:y2="15.578cm">
          <text:p/>
        </draw:line>
        <draw:line draw:style-name="gr98" draw:text-style-name="P15" draw:layer="layout" svg:x1="5.562cm" svg:y1="15.604cm" svg:x2="5.562cm" svg:y2="2.878cm">
          <text:p/>
        </draw:line>
        <draw:frame draw:style-name="gr97" draw:text-style-name="P48" draw:layer="layout" svg:width="11.974cm" svg:height="1.026cm" svg:x="8.46cm" svg:y="16.61cm">
          <draw:text-box>
            <text:p><text:span text:style-name="T5">Busine</text:span><text:span text:style-name="T5">ss </text:span><text:span text:style-name="T5">Domai</text:span><text:span text:style-name="T5">n </text:span><text:span text:style-name="T5">Knowl</text:span><text:span text:style-name="T5">edge</text:span></text:p>
          </draw:text-box>
        </draw:frame>
        <draw:frame draw:style-name="gr97" draw:text-style-name="P48" draw:layer="layout" svg:width="3.837cm" svg:height="2.051cm" svg:x="0.89cm" svg:y="8.12cm">
          <draw:text-box>
            <text:p><text:span text:style-name="T5">CS</text:span><text:span text:style-name="T5"><text:line-break/></text:span><text:span text:style-name="T5">Expertise</text:span></text:p>
          </draw:text-box>
        </draw:frame>
        <draw:frame draw:style-name="gr99" draw:text-style-name="P48" draw:layer="layout" svg:width="2.032cm" svg:height="0.869cm" svg:x="3.402cm" svg:y="13.97cm">
          <draw:text-box>
            <text:p><text:span text:style-name="T9">Som</text:span><text:span text:style-name="T9">e</text:span></text:p>
          </draw:text-box>
        </draw:frame>
        <draw:frame draw:style-name="gr99" draw:text-style-name="P48" draw:layer="layout" svg:width="2.032cm" svg:height="0.869cm" svg:x="6.102cm" svg:y="15.571cm">
          <draw:text-box>
            <text:p><text:span text:style-name="T9">Some</text:span></text:p>
          </draw:text-box>
        </draw:frame>
        <draw:frame draw:style-name="gr100" draw:text-style-name="P48" draw:layer="layout" svg:width="3.836cm" svg:height="0.869cm" svg:x="20.802cm" svg:y="15.578cm">
          <draw:text-box>
            <text:p><text:span text:style-name="T9">Signifi</text:span><text:span text:style-name="T9">cant</text:span></text:p>
          </draw:text-box>
        </draw:frame>
        <draw:frame draw:style-name="gr101" draw:text-style-name="P48" draw:layer="layout" svg:width="3.608cm" svg:height="0.869cm" svg:x="1.826cm" svg:y="3.703cm">
          <draw:text-box>
            <text:p><text:span text:style-name="T9">Significant</text:span></text:p>
          </draw:text-box>
        </draw:frame>
        <draw:frame draw:style-name="gr102" draw:text-style-name="P49" draw:layer="layout" svg:width="2.114cm" svg:height="2.134cm" svg:x="21.718cm" svg:y="12.861cm">
          <draw:text-box>
            <text:p>Subject<text:line-break/>Matter<text:line-break/>Expert</text:p>
          </draw:text-box>
        </draw:frame>
        <draw:frame draw:style-name="gr102" draw:text-style-name="P49" draw:layer="layout" svg:width="2.47cm" svg:height="0.712cm" svg:x="17.428cm" svg:y="3.202cm">
          <draw:text-box>
            <text:p>Architect</text:p>
          </draw:text-box>
        </draw:frame>
        <draw:frame draw:style-name="gr102" draw:text-style-name="P49" draw:layer="layout" svg:width="2.5cm" svg:height="1.423cm" svg:x="17.918cm" svg:y="11.761cm">
          <draw:text-box>
            <text:p>Program<text:line-break/>Manager</text:p>
          </draw:text-box>
        </draw:frame>
        <draw:frame draw:style-name="gr102" draw:text-style-name="P49" draw:layer="layout" svg:width="2.5cm" svg:height="1.423cm" svg:x="14.018cm" svg:y="12.462cm">
          <draw:text-box>
            <text:p>Project<text:line-break/>Manager</text:p>
          </draw:text-box>
        </draw:frame>
        <draw:frame draw:style-name="gr102" draw:text-style-name="P49" draw:layer="layout" svg:width="2.534cm" svg:height="1.423cm" svg:x="10.42cm" svg:y="10.261cm">
          <draw:text-box>
            <text:p>UI/UX<text:line-break/>Designer</text:p>
          </draw:text-box>
        </draw:frame>
        <draw:frame draw:style-name="gr102" draw:text-style-name="P49" draw:layer="layout" svg:width="2.292cm" svg:height="1.423cm" svg:x="14.628cm" svg:y="3.102cm">
          <draw:text-box>
            <text:p>Security<text:line-break/>Lead</text:p>
          </draw:text-box>
        </draw:frame>
        <draw:frame draw:style-name="gr102" draw:text-style-name="P49" draw:layer="layout" svg:width="2.639cm" svg:height="1.423cm" svg:x="13.329cm" svg:y="5.503cm">
          <draw:text-box>
            <text:p>Technical<text:line-break/>Lead</text:p>
          </draw:text-box>
        </draw:frame>
        <draw:frame draw:style-name="gr102" draw:text-style-name="P49" draw:layer="layout" svg:width="1.971cm" svg:height="1.423cm" svg:x="11.984cm" svg:y="7.959cm">
          <draw:text-box>
            <text:p>Design<text:line-break/>Lead</text:p>
          </draw:text-box>
        </draw:frame>
        <draw:frame draw:style-name="gr102" draw:text-style-name="P49" draw:layer="layout" svg:width="2.572cm" svg:height="1.423cm" svg:x="15.802cm" svg:y="9.699cm">
          <draw:text-box>
            <text:p>Business<text:line-break/>Analyst</text:p>
          </draw:text-box>
        </draw:frame>
        <draw:frame draw:style-name="gr102" draw:text-style-name="P49" draw:layer="layout" svg:width="2.885cm" svg:height="0.712cm" svg:x="6.758cm" svg:y="9.102cm">
          <draw:text-box>
            <text:p>Developer</text:p>
          </draw:text-box>
        </draw:frame>
        <draw:frame draw:style-name="gr102" draw:text-style-name="P49" draw:layer="layout" svg:width="1.729cm" svg:height="0.712cm" svg:x="7.267cm" svg:y="10.918cm">
          <draw:text-box>
            <text:p>Tester</text:p>
          </draw:text-box>
        </draw:frame>
        <draw:frame draw:style-name="gr102" draw:text-style-name="P49" draw:layer="layout" svg:width="2.711cm" svg:height="1.423cm" svg:x="17.048cm" svg:y="7.72cm">
          <draw:text-box>
            <text:p>QA<text:line-break/>Specialist</text:p>
          </draw:text-box>
        </draw:frame>
        <draw:frame draw:style-name="gr102" draw:text-style-name="P49" draw:layer="layout" svg:width="3.029cm" svg:height="1.423cm" svg:x="18.44cm" svg:y="5.235cm">
          <draw:text-box>
            <text:p>Production<text:line-break/>Manager</text:p>
          </draw:text-box>
        </draw:frame>
        <draw:frame draw:style-name="gr102" draw:text-style-name="P49" draw:layer="layout" svg:width="2.711cm" svg:height="2.134cm" svg:x="10.359cm" svg:y="12.202cm">
          <draw:text-box>
            <text:p>User<text:line-break/>Support<text:line-break/>Specialist</text:p>
          </draw:text-box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1" draw:text-style-name="P5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1-31T18:33:05.094961307</meta:creation-date>
    <meta:generator>LibreOffice/7.3.7.2$Linux_X86_64 LibreOffice_project/30$Build-2</meta:generator>
    <dc:date>2023-01-04T17:30:36.733236048</dc:date>
    <meta:editing-duration>PT7H24M49S</meta:editing-duration>
    <meta:editing-cycles>106</meta:editing-cycles>
    <dc:creator>David Read</dc:creator>
    <meta:document-statistic meta:object-count="778"/>
  </office:meta>
</office:document-meta>
</file>